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ourcecode"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style:font-name-asian="Courier New1" style:font-size-asian="8pt" style:font-name-complex="Courier New1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8pt" style:font-name-asian="Courier New1" style:font-size-asian="8pt" style:font-name-complex="Courier New1" style:font-size-complex="8pt"/>
    </style:style>
    <style:style style:name="P9" style:family="paragraph" style:parent-style-name="Sourcecode">
      <style:paragraph-properties fo:text-align="start" style:justify-single-word="false" fo:break-before="page"/>
      <style:text-properties fo:font-size="8pt" style:font-size-asian="8pt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11" style:family="paragraph" style:parent-style-name="Text_20_body">
      <style:text-properties fo:color="#000000" style:font-name="Times New Roman" fo:font-size="12pt" fo:font-style="normal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c0" fo:font-style="italic" style:font-style-asian="italic" style:font-style-complex="italic"/>
    </style:style>
    <style:style style:name="T4" style:family="text">
      <style:text-properties fo:color="#0000c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3f7f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ösungen</text:h>
      <text:p text:style-name="Text_20_body">In dem Sourcecode ist die Namensgebung Generation/Anpassungsstufe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1"><text:span text:style-name="T1">public</text:span><text:span text:style-name="T2"> Money getVorschlagVersSumme() {</text:span></text:p>
      <text:p text:style-name="P2"><text:tab/>IHausratProduktAnpStufe as = getHausratProduktAnpStufe();</text:p>
      <text:p text:style-name="P1"><text:span text:style-name="T2"><text:tab/></text:span><text:span text:style-name="T1">if</text:span><text:span text:style-name="T2"> (as==</text:span><text:span text:style-name="T1">null</text:span><text:span text:style-name="T2">) {</text:span></text:p>
      <text:p text:style-name="P1"><text:span text:style-name="T2"><text:tab/><text:tab/></text:span><text:span text:style-name="T1">return</text:span><text:span text:style-name="T2"> Money.</text:span><text:span text:style-name="T3">NULL</text:span><text:span text:style-name="T2">;</text:span></text:p>
      <text:p text:style-name="P2"><text:tab/>}</text:p>
      <text:p text:style-name="P1"><text:span text:style-name="T2"><text:tab/></text:span><text:span text:style-name="T1">return</text:span><text:span text:style-name="T2"> as.getVorschlagVersSummeProQm().multiply(</text:span><text:span text:style-name="T4">wohnflaeche</text:span><text:span text:style-name="T2">);</text:span></text:p>
      <text:p text:style-name="P2">}</text:p>
      <text:h text:style-name="Heading_20_2" text:outline-level="2">Ausschnitt 2: Ermittlung Tarifzone</text:h>
      <text:p text:style-name="Text_20_body">Klasse: Hausratvertrag</text:p>
      <text:p text:style-name="Sourcecode"><text:span text:style-name="T1">public</text:span><text:span text:style-name="T2"> String getTarifzone() {</text:span></text:p>
      <text:p text:style-name="Sourcecode"><text:span text:style-name="T2"><text:s text:c="4"/></text:span><text:span text:style-name="T1">if</text:span><text:span text:style-name="T2"> (</text:span><text:span text:style-name="T4">plz</text:span><text:span text:style-name="T2">==</text:span><text:span text:style-name="T1">null</text:span><text:span text:style-name="T2">) {</text:span></text:p>
      <text:p text:style-name="Sourcecode"><text:span text:style-name="T2"><text:s text:c="8"/></text:span><text:span text:style-name="T1">return</text:span><text:span text:style-name="T2"> </text:span><text:span text:style-name="T1">null</text:span><text:span text:style-name="T2">;</text:span></text:p>
      <text:p text:style-name="Sourcecode"><text:s text:c="4"/>}</text:p>
      <text:p text:style-name="Sourcecode"><text:s text:c="4"/>IRuntimeRepository repository = getHausratProdukt().getRepository();</text:p>
      <text:p text:style-name="Sourcecode"><text:s text:c="4"/>Tarifzonentabelle tabelle = Tarifzonentabelle.<text:span text:style-name="T5">getInstance</text:span>(repository);</text:p>
      <text:p text:style-name="Sourcecode"><text:span text:style-name="T2"><text:s text:c="4"/>TarifzonentabelleRow row = tabelle.findRow(</text:span><text:span text:style-name="T4">plz</text:span><text:span text:style-name="T2">);</text:span></text:p>
      <text:p text:style-name="Sourcecode"><text:span text:style-name="T2"><text:s text:c="4"/></text:span><text:span text:style-name="T1">if</text:span><text:span text:style-name="T2"> (row==</text:span><text:span text:style-name="T1">null</text:span><text:span text:style-name="T2">) {</text:span></text:p>
      <text:p text:style-name="Sourcecode"><text:span text:style-name="T2"><text:s text:c="8"/></text:span><text:span text:style-name="T1">return</text:span><text:span text:style-name="T2"> </text:span><text:span text:style-name="T6">"I"</text:span><text:span text:style-name="T2">;</text:span></text:p>
      <text:p text:style-name="Sourcecode"><text:s text:c="4"/>}</text:p>
      <text:p text:style-name="Sourcecode"><text:span text:style-name="T2"><text:s text:c="4"/></text:span><text:span text:style-name="T1">return</text:span><text:span text:style-name="T2"> row.getTarifzone();</text:span></text:p>
      <text:p text:style-name="Sourcecode">}</text:p>
      <text:p text:style-name="Sourcecode"/>
      <text:h text:style-name="Heading_20_2" text:outline-level="2">Ausschnitt 3: Ermittlung Jahresbasisbeitrag Grunddeckung</text:h>
      <text:p text:style-name="P3"/>
      <text:p text:style-name="Sourcecode"><text:span text:style-name="T1">public</text:span><text:span text:style-name="T2"> void berechneJahresbasisbeitrag() {</text:span></text:p>
      <text:p text:style-name="Sourcecode"><text:s text:c="4"/>HausratGrunddeckungstypAnpStufe as = <text:s text:c="2"/><text:line-break/> <text:s text:c="7"/>(HausratGrunddeckungstypAnpStufe)getHausratGrunddeckungstypAnpStufe();</text:p>
      <text:p text:style-name="Sourcecode"><text:span text:style-name="T7"><text:s text:c="4"/></text:span><text:span text:style-name="T1">if</text:span><text:span text:style-name="T2"> (as == </text:span><text:span text:style-name="T1">null</text:span><text:span text:style-name="T2">) {</text:span></text:p>
      <text:p text:style-name="Sourcecode"><text:span text:style-name="T7"><text:s text:c="8"/></text:span><text:span text:style-name="T1">return</text:span><text:span text:style-name="T2">;</text:span></text:p>
      <text:p text:style-name="Sourcecode"><text:s text:c="4"/>}</text:p>
      <text:p text:style-name="Sourcecode"><text:s text:c="4"/>Tariftabelle tabelle = as.getTariftabelle();</text:p>
      <text:p text:style-name="Sourcecode"><text:s text:c="4"/>TariftabelleRow row = tabelle.findRow(getHausratVertrag().getTarifzone());</text:p>
      <text:p text:style-name="Sourcecode"><text:span text:style-name="T7"><text:s text:c="4"/></text:span><text:span text:style-name="T1">if</text:span><text:span text:style-name="T2"> (row == </text:span><text:span text:style-name="T1">null</text:span><text:span text:style-name="T2">) {</text:span></text:p>
      <text:p text:style-name="Sourcecode"><text:span text:style-name="T7"><text:s text:c="8"/></text:span><text:span text:style-name="T1">return</text:span><text:span text:style-name="T2">;</text:span></text:p>
      <text:p text:style-name="Sourcecode"><text:s text:c="4"/>}</text:p>
      <text:p text:style-name="Sourcecode"><text:s text:c="4"/>Money vs = getHausratVertrag().getVersSumme();</text:p>
      <text:p text:style-name="Sourcecode"><text:s text:c="4"/>Decimal beitragssatz = row.getBeitragssatz();</text:p>
      <text:p text:style-name="Sourcecode"><text:span text:style-name="T2"><text:s text:c="4"/></text:span><text:span text:style-name="T4">jahresbasisbeitrag</text:span><text:span text:style-name="T2"> = vs.divide(1000, BigDecimal.</text:span><text:span text:style-name="T3">ROUND_HALF_UP</text:span><text:span text:style-name="T2">).multiply(beitragssatz, <text:tab/>BigDecimal.</text:span><text:span text:style-name="T3">ROUND_HALF_UP</text:span><text:span text:style-name="T2">);</text:span></text:p>
      <text:p text:style-name="Sourcecode">}</text:p>
      <text:p text:style-name="Sourcecode"/>
      <text:h text:style-name="Heading_20_2" text:outline-level="2"/>
      <text:p text:style-name="Text_20_body"/>
      <text:h text:style-name="Heading_20_2" text:outline-level="2">Ausschnitt 4: Ermittlung Versicherungssumme Zusatzdeckung</text:h>
      <text:p text:style-name="Text_20_body">Klasse: Hausratzusatzdeckung</text:p>
      <text:p text:style-name="Sourcecode"><text:span text:style-name="T1">public</text:span><text:span text:style-name="T2"> Money getVersSumme() {</text:span></text:p>
      <text:p text:style-name="Sourcecode"><text:s text:c="4"/>IHausratZusatzdeckungstypAnpStufe as=getHausratZusatzdeckungstypAnpStufe();</text:p>
      <text:p text:style-name="Sourcecode"><text:span text:style-name="T1"><text:s text:c="4"/>if</text:span><text:span text:style-name="T2"> (as==</text:span><text:span text:style-name="T1">null</text:span><text:span text:style-name="T2">) {</text:span></text:p>
      <text:p text:style-name="Sourcecode"><text:span text:style-name="T1"><text:s text:c="8"/>return</text:span><text:span text:style-name="T2"> Money.</text:span><text:span text:style-name="T3">NULL</text:span><text:span text:style-name="T2">;</text:span></text:p>
      <text:p text:style-name="Sourcecode"><text:s text:c="4"/>}</text:p>
      <text:p text:style-name="Sourcecode"><text:s text:c="4"/>Decimal faktor = as.getVersSummenFaktor();</text:p>
      <text:p text:style-name="Sourcecode"><text:s text:c="4"/>Money vsVertrag = getHausratVertrag().getVersSumme();</text:p>
      <text:p text:style-name="Sourcecode"><text:span text:style-name="T2"><text:s text:c="4"/>Money vs = vsVertrag.multiply(faktor, BigDecimal.</text:span><text:span text:style-name="T3">ROUND_HALF_UP</text:span><text:span text:style-name="T2">);</text:span></text:p>
      <text:p text:style-name="Sourcecode"><text:span text:style-name="T1"><text:s text:c="4"/>if</text:span><text:span text:style-name="T2"> (vs.isNull()) {</text:span></text:p>
      <text:p text:style-name="Sourcecode"><text:span text:style-name="T1"><text:s text:c="8"/>return</text:span><text:span text:style-name="T2"> vs;</text:span></text:p>
      <text:p text:style-name="Sourcecode"><text:s text:c="4"/>}</text:p>
      <text:p text:style-name="Sourcecode"><text:s text:c="4"/>Money maxVs = as.getMaximaleVersSumme();</text:p>
      <text:p text:style-name="Sourcecode"><text:span text:style-name="T1"><text:s text:c="4"/>if</text:span><text:span text:style-name="T2"> (maxVs.greaterThan(vs)) {</text:span></text:p>
      <text:p text:style-name="Sourcecode"><text:span text:style-name="T1"><text:s text:c="8"/>return</text:span><text:span text:style-name="T2"> vs;</text:span></text:p>
      <text:p text:style-name="Sourcecode"><text:s text:c="4"/>}</text:p>
      <text:p text:style-name="Sourcecode"><text:span text:style-name="T7"><text:s text:c="4"/></text:span><text:span text:style-name="T1">return</text:span><text:span text:style-name="T2"> maxVs;</text:span></text:p>
      <text:p text:style-name="Sourcecode">}</text:p>
      <text:p text:style-name="Sourcecode"/>
      <text:h text:style-name="Heading_20_1" text:outline-level="1">Ausschnitt 5: </text:h>
      <text:p text:style-name="Text_20_body">Klasse: Hausratzusatzdeckung</text:p>
      <text:p text:style-name="Sourcecode"><text:span text:style-name="T1">public</text:span><text:span text:style-name="T2"> </text:span><text:span text:style-name="T1">void</text:span><text:span text:style-name="T2"> berechneJahresbasisbeitrag() {</text:span></text:p>
      <text:p text:style-name="Sourcecode"><text:s text:c="4"/>IHausratZusatzdeckungstypAnpStufe as = getHausratZusatzdeckungstypAnpStufe();</text:p>
      <text:p text:style-name="Sourcecode"><text:span text:style-name="T7"><text:s text:c="4"/></text:span><text:span text:style-name="T1">if</text:span><text:span text:style-name="T2"> (as==</text:span><text:span text:style-name="T1">null</text:span><text:span text:style-name="T2">) {</text:span></text:p>
      <text:p text:style-name="Sourcecode"><text:span text:style-name="T7"><text:s text:c="8"/></text:span><text:span text:style-name="T1">return</text:span><text:span text:style-name="T2">;</text:span></text:p>
      <text:p text:style-name="Sourcecode"><text:s text:c="4"/>}</text:p>
      <text:p text:style-name="Sourcecode"><text:span text:style-name="T2"><text:s text:c="4"/></text:span><text:span text:style-name="T4">jahresbasisbeitrag</text:span><text:span text:style-name="T2"> = as.berechneJahresbasisbeitrag(</text:span><text:span text:style-name="T1">this</text:span><text:span text:style-name="T2">, getHausratVertrag());</text:span></text:p>
      <text:p text:style-name="Sourcecode">}</text:p>
      <text:p text:style-name="Sourcecode"/>
      <text:p text:style-name="Sourcecode"/>
      <text:p text:style-name="P4"/>
      <text:h text:style-name="Heading_20_2" text:outline-level="2">Ausschnitt 5: JUnit Testfall</text:h>
      <text:p text:style-name="P5">import java.util.GregorianCalendar;</text:p>
      <text:p text:style-name="P5"/>
      <text:p text:style-name="P5">import junit.framework.TestCase;</text:p>
      <text:p text:style-name="P5"/>
      <text:p text:style-name="P5">import org.faktorips.runtime.ClassloaderRuntimeRepository;</text:p>
      <text:p text:style-name="P5">import org.faktorips.runtime.IProductComponent;</text:p>
      <text:p text:style-name="P5">import org.faktorips.runtime.IProductComponentGeneration;</text:p>
      <text:p text:style-name="P5">import org.faktorips.runtime.IRuntimeRepository;</text:p>
      <text:p text:style-name="P5">import org.faktorips.tutorial.hausrat.hausrat.IHausratGrunddeckung;</text:p>
      <text:p text:style-name="P5">import org.faktorips.tutorial.hausrat.hausrat.IHausratGrunddeckungstyp;</text:p>
      <text:p text:style-name="P5">import org.faktorips.tutorial.hausrat.hausrat.IHausratProdukt;</text:p>
      <text:p text:style-name="P5">import org.faktorips.tutorial.hausrat.hausrat.IHausratProduktAnpStufe;</text:p>
      <text:p text:style-name="P5">import org.faktorips.tutorial.hausrat.hausrat.IHausratVertrag;</text:p>
      <text:p text:style-name="P5">import org.faktorips.tutorial.hausrat.hausrat.IHausratZusatzdeckung;</text:p>
      <text:p text:style-name="P5">import org.faktorips.tutorial.hausrat.hausrat.IHausratZusatzdeckungstyp;</text:p>
      <text:p text:style-name="P5">import org.faktorips.tutorial.hausrat.internal.hausrat.HausratProdukt;</text:p>
      <text:p text:style-name="P5">import org.faktorips.values.Money;</text:p>
      <text:p text:style-name="P5"/>
      <text:p text:style-name="P5">public class HausratTest extends TestCase {</text:p>
      <text:p text:style-name="P5"/>
      <text:p text:style-name="P5"><text:s text:c="4"/>private IRuntimeRepository repository;</text:p>
      <text:p text:style-name="P5"><text:s text:c="4"/>private IHausratProdukt kompaktProdukt;</text:p>
      <text:p text:style-name="P5"><text:s text:c="4"/>private IHausratProduktAnpStufe kompaktAnpStufe;</text:p>
      <text:p text:style-name="P5"/>
      <text:p text:style-name="P5"><text:s text:c="4"/>public void setUp() {</text:p>
      <text:p text:style-name="P5"><text:s text:c="8"/>// wenn das toc-file nicht gelesen werden kann, wird eine runtime exception geworfen.</text:p>
      <text:p text:style-name="P5"><text:s text:c="8"/>repository = ClassloaderRuntimeRepository</text:p>
      <text:p text:style-name="P5"><text:s text:c="14"/>.create("org/faktorips/schulung/produktdaten/internal/faktorips-repository-toc.xml");</text:p>
      <text:p text:style-name="P5"><text:tab/></text:p>
      <text:p text:style-name="P5"><text:s text:c="8"/>// Referenz auf das Kompaktprodukt aus dem Repository holen</text:p>
      <text:p text:style-name="P5"><text:s text:c="8"/>IProductComponent pc = repository.getProductComponent("hausrat.HR-Kompakt 2008-04");</text:p>
      <text:p text:style-name="P5"/>
      <text:p text:style-name="P5"><text:s text:c="8"/>// Juengste Productgeneration holen (wir wissen es gibt nur eine).</text:p>
      <text:p text:style-name="P5"><text:s text:c="8"/>IProductComponentGeneration pcAnpStufe = pc.getLatestProductComponentGeneration();</text:p>
      <text:p text:style-name="P5"/>
      <text:p text:style-name="P5"><text:s text:c="8"/>// Auf die eigenen Modellklassen casten</text:p>
      <text:p text:style-name="P5"><text:s text:c="8"/>kompaktProdukt = (HausratProdukt) pc;</text:p>
      <text:p text:style-name="P5"><text:s text:c="8"/>kompaktAnpStufe = (IHausratProduktAnpStufe) pcAnpStufe;</text:p>
      <text:p text:style-name="P5"><text:s text:c="4"/>}</text:p>
      <text:p text:style-name="P5"/>
      <text:p text:style-name="P5"><text:s text:c="4"/>public void testProduktdatenLesen() {</text:p>
      <text:p text:style-name="P5"><text:s text:c="8"/>System.out.println("Produktname: " + kompaktAnpStufe.getProduktname());</text:p>
      <text:p text:style-name="P5"><text:s text:c="8"/>System.out.println("Vorschlag Vs pro 1qm: " + kompaktAnpStufe.getVorschlagVersSummeProQm());</text:p>
      <text:p text:style-name="P5"><text:s text:c="8"/>System.out.println("Default Zahlweise <text:s/>: " + kompaktAnpStufe.getDefaultZahlweise());</text:p>
      <text:p text:style-name="P5"><text:s text:c="8"/>System.out.println("Erlaubte Zahlweisen: " +<text:line-break/><text:tab/><text:tab/>kompaktAnpStufe.getAllowedValuesForZahlweise(null));</text:p>
      <text:p text:style-name="P5"><text:s text:c="8"/>System.out.println("Default Vs: " + kompaktAnpStufe.getDefaultVersSumme());</text:p>
      <text:p text:style-name="P5"><text:s text:c="8"/>System.out.println("Bereich Vs: " + kompaktAnpStufe.getRangeForVersSumme(null));</text:p>
      <text:p text:style-name="P5"><text:s text:c="8"/>System.out.println("Default Wohnflaeche: " + kompaktAnpStufe.getDefaultWohnflaeche());</text:p>
      <text:p text:style-name="P5"><text:s text:c="8"/>System.out.println("Bereich Wohnflaeche: " + kompaktAnpStufe.getRangeForWohnflaeche(null));</text:p>
      <text:p text:style-name="P5"><text:s text:c="4"/>}</text:p>
      <text:p text:style-name="P5"/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GetVorschlagVersSumme() {</text:span></text:p>
      <text:p text:style-name="P6"><text:span text:style-name="T2"><text:s text:c="8"/></text:span><text:span text:style-name="T8">// Erzeugen eines hausratvertrags mit der Factorymethode des Produktes</text:span></text:p>
      <text:p text:style-name="P7"><text:span text:style-name="T2"><text:s text:c="8"/>IHausratVertrag vertrag = </text:span><text:span text:style-name="T4">kompaktProdukt</text:span><text:span text:style-name="T2">.createHausratVertrag();</text:span></text:p>
      <text:p text:style-name="P7"/>
      <text:p text:style-name="P7"><text:span text:style-name="T2"><text:s text:c="8"/></text:span><text:span text:style-name="T8">// Wirksamkeitsdatum des Vertrages setzen, damit die Anpassungsstufe gefunden wird!</text:span></text:p>
      <text:p text:style-name="P7"><text:span text:style-name="T2"><text:s text:c="8"/></text:span><text:span text:style-name="T8">// Diese muss nach dem Gueltigkeitsbeginn der Anpassungstufe liegen!</text:span></text:p>
      <text:p text:style-name="P7"><text:span text:style-name="T2"><text:s text:c="8"/>vertrag.setWirksamAb(</text:span><text:span text:style-name="T1">new</text:span><text:span text:style-name="T2"> GregorianCalendar(2010, 0, 1));</text:span></text:p>
      <text:p text:style-name="P7"/>
      <text:p text:style-name="P7"><text:span text:style-name="T2"><text:s text:c="8"/>vertrag.setWohnflaeche(</text:span><text:span text:style-name="T1">new</text:span><text:span text:style-name="T2"> Integer(100));</text:span></text:p>
      <text:p text:style-name="P8"><text:s text:c="8"/><text:span text:style-name="T5">assertEquals</text:span>(Money.<text:span text:style-name="T5">euro</text:span>(60000), vertrag.getVorschlagVersSumme());</text:p>
      <text:p text:style-name="P8"><text:s text:c="4"/>}</text:p>
      <text:p text:style-name="P5"/>
      <text:p text:style-name="P5"/>
      <text:p text:style-name="P5"/>
      <text:p text:style-name="P5"/>
      <text:p text:style-name="P5"/>
      <text:p text:style-name="P5"/>
      <text:p text:style-name="P5"><text:s text:c="4"/>public void testGetTarifzone() {</text:p>
      <text:p text:style-name="P5"><text:s text:c="8"/>// Erzeugen eines hausratvertrags mit der Factorymethode des Produktes</text:p>
      <text:p text:style-name="P5"><text:s text:c="8"/>IHausratVertrag vertrag = kompaktProdukt.createHausratVertrag();</text:p>
      <text:p text:style-name="P5"/>
      <text:p text:style-name="P5"><text:s text:c="8"/>// Wirksamkeitsdatum des Vertrages setzen, damit die Anpassungsstufe gefunden wird!</text:p>
      <text:p text:style-name="P5"><text:s text:c="8"/>// Diese muss nach dem Gueltigkeitsbeginn der Anpassungstufe liegen!</text:p>
      <text:p text:style-name="P5"><text:s text:c="8"/>vertrag.setWirksamAb(new GregorianCalendar(2010, 0, 1));</text:p>
      <text:p text:style-name="P5"/>
      <text:p text:style-name="P5"><text:s text:c="8"/>vertrag.setPlz("45525");</text:p>
      <text:p text:style-name="P5"><text:s text:c="8"/>assertEquals("III", vertrag.getTarifzone());</text:p>
      <text:p text:style-name="P5"><text:s text:c="4"/>}</text:p>
      <text:p text:style-name="P5"/>
      <text:p text:style-name="P5"/>
      <text:p text:style-name="Sourcecode"><text:span text:style-name="T2"><text:s text:c="4"/></text:span><text:span text:style-name="T1">public</text:span><text:span text:style-name="T2"> </text:span><text:span text:style-name="T1">void</text:span><text:span text:style-name="T2"> testBerechneJahresbasisbeitrag() {</text:span></text:p>
      <text:p text:style-name="Sourcecode"><text:span text:style-name="T2"><text:s text:c="8"/></text:span><text:span text:style-name="T8">// Erzeugen eines hausratvertrags mit der Factorymethode des Produktes</text:span></text:p>
      <text:p text:style-name="Sourcecode"><text:span text:style-name="T2"><text:s text:c="8"/>IHausratVertrag vertrag = </text:span><text:span text:style-name="T4">kompaktProdukt</text:span><text:span text:style-name="T2">.createHausratVertrag();</text:span></text:p>
      <text:p text:style-name="Sourcecode"/>
      <text:p text:style-name="Sourcecode"><text:span text:style-name="T2"><text:s text:c="8"/></text:span><text:span text:style-name="T8">// Wirksamkeitsdatum des Vertrages setzen, damit die Anpassungsstufe gefunden wird!</text:span></text:p>
      <text:p text:style-name="Sourcecode"><text:span text:style-name="T2"><text:s text:c="8"/></text:span><text:span text:style-name="T8">// Diese muss nach dem Gueltigkeitsbeginn der Anpassungstufe liegen!</text:span></text:p>
      <text:p text:style-name="Sourcecode"><text:span text:style-name="T2"><text:s text:c="8"/>vertrag.setWirksamAb(</text:span><text:span text:style-name="T1">new</text:span><text:span text:style-name="T2"> GregorianCalendar(2010, 0, 1));</text:span></text:p>
      <text:p text:style-name="Sourcecode"/>
      <text:p text:style-name="Sourcecode"><text:s text:c="8"/>vertrag.setVersSumme(Money.<text:span text:style-name="T5">euro</text:span>(100000));</text:p>
      <text:p text:style-name="Sourcecode"><text:span text:style-name="T2"><text:s text:c="8"/>vertrag.setPlz(</text:span><text:span text:style-name="T6">"59175"</text:span><text:span text:style-name="T2">); </text:span><text:span text:style-name="T8">// Tarifzone IV</text:span></text:p>
      <text:p text:style-name="Sourcecode"><text:s text:c="8"/></text:p>
      <text:p text:style-name="Sourcecode"><text:span text:style-name="T2"><text:s text:c="8"/></text:span><text:span text:style-name="T8">// Grunddeckungstyp holen, der dem Produkt in der Anpassungsstufe zugeordnet ist.</text:span></text:p>
      <text:p text:style-name="Sourcecode"><text:span text:style-name="T2"><text:s text:c="8"/>IHausratGrunddeckungstyp deckungstyp = </text:span><text:span text:style-name="T4">kompaktAnpStufe</text:span><text:span text:style-name="T2">.getHausratGrunddeckungstyp();</text:span></text:p>
      <text:p text:style-name="Sourcecode"/>
      <text:p text:style-name="Sourcecode"><text:span text:style-name="T2"><text:s text:c="8"/></text:span><text:span text:style-name="T8">// Grunddeckung erzeugen und zum Vertag hinzufuegen</text:span></text:p>
      <text:p text:style-name="Sourcecode"><text:s text:c="8"/>IHausratGrunddeckung deckung = vertrag.newHausratGrunddeckung(deckungstyp);</text:p>
      <text:p text:style-name="Sourcecode"/>
      <text:p text:style-name="Sourcecode"><text:s text:c="8"/>deckung.berechneJahresbasisbeitrag();</text:p>
      <text:p text:style-name="Sourcecode"><text:s text:c="8"/></text:p>
      <text:p text:style-name="Sourcecode"><text:s text:c="8"/><text:span text:style-name="T5">assertEquals</text:span>(Money.<text:span text:style-name="T5">euro</text:span>(150), deckung.getJahresbasisbeitrag());</text:p>
      <text:p text:style-name="Sourcecode"><text:s text:c="4"/>}</text:p>
      <text:p text:style-name="Sourcecode"/>
      <text:p text:style-name="P9"/>
      <text:p text:style-name="P5"/>
      <text:p text:style-name="P5"><text:s text:c="4"/>public void testBerechneJahresbasisbeitragFahrraddiebstahl() {</text:p>
      <text:p text:style-name="P5"><text:s text:c="8"/>// Erzeugen eines hausratvertrags mit der Factorymethode des Produktes</text:p>
      <text:p text:style-name="P5"><text:s text:c="8"/>IHausratVertrag vertrag = kompaktProdukt.createHausratVertrag();</text:p>
      <text:p text:style-name="P5"/>
      <text:p text:style-name="P5"><text:s text:c="8"/>// Wirksamkeitsdatum des Vertrages setzen, damit die Anpassungsstufe gefunden wird!</text:p>
      <text:p text:style-name="P5"><text:s text:c="8"/>// Dies muss nach dem Gueltigkeitsbeginn der Anpassungsstufe liegen!</text:p>
      <text:p text:style-name="P5"><text:s text:c="8"/>vertrag.setWirksamAb(new GregorianCalendar(2010, 0, 1));</text:p>
      <text:p text:style-name="P5"/>
      <text:p text:style-name="P5"><text:s text:c="8"/>// Vertragsattribute setzen</text:p>
      <text:p text:style-name="P5"><text:s text:c="8"/>vertrag.setVersSumme(Money.euro(60000));</text:p>
      <text:p text:style-name="P5"/>
      <text:p text:style-name="P5"><text:s text:c="8"/>// Zusatzdeckungstyp Fahrraddiebstahl holen</text:p>
      <text:p text:style-name="P5"><text:s text:c="8"/>// Der Einfachheit halber, nehmen wir hier an, der erste ist Fahrraddiebstahl</text:p>
      <text:p text:style-name="P5"><text:s text:c="8"/>IHausratZusatzdeckungstyp deckungstyp = kompaktAnpStufe.getHausratZusatzdeckungstyp(0);</text:p>
      <text:p text:style-name="P5"/>
      <text:p text:style-name="P5"><text:s text:c="8"/>// Zusatzdeckung erzeugen</text:p>
      <text:p text:style-name="P5"><text:s text:c="8"/>IHausratZusatzdeckung deckung = vertrag.newHausratZusatzdeckung(deckungstyp);</text:p>
      <text:p text:style-name="P5"/>
      <text:p text:style-name="P5"><text:s text:c="8"/>// Jahresbasisbeitrag berechnen und testen</text:p>
      <text:p text:style-name="P5"><text:s text:c="8"/>deckung.berechneJahresbasisbeitrag();</text:p>
      <text:p text:style-name="P5"/>
      <text:p text:style-name="P5"><text:s text:c="8"/>// Vericherungssumme der Deckung = 1% von 60.0000, max 5.000 =&gt; 600</text:p>
      <text:p text:style-name="P5"><text:s text:c="8"/>// Beitrag = 10% von 600 = 60 </text:p>
      <text:p text:style-name="P5"><text:s text:c="8"/>assertEquals(Money.euro(60, 0), deckung.getJahresbasisbeitrag());</text:p>
      <text:p text:style-name="P5"><text:s text:c="4"/>}</text:p>
      <text:p text:style-name="P5"/>
      <text:p text:style-name="P5">}</text:p>
      <text:p text:style-name="P5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 fo:text-align="start" style:justify-single-word="false">
        <style:tab-stops/>
      </style:paragraph-properties>
      <style:text-properties style:font-name="Courier New" fo:font-size="8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/></text:p>
      </style:header>
      <style:footer>
        <text:p text:style-name="P2"><text:initial-creator>Jan Ortmann</text:initial-creator><text:tab/>FaktorIPS Übungsunterlagen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FaktorIPS Übungsunterlagen</dc:title>
    <dc:subject>FaktorIPS Übungsunterlagen</dc:subject>
    <meta:initial-creator>Jan Ortmann</meta:initial-creator>
    <meta:creation-date>2006-06-02T16:56:03</meta:creation-date>
    <dc:creator>Jan Ortmann</dc:creator>
    <dc:date>2008-01-28T22:19:30</dc:date>
    <meta:printed-by>Jan Ortmann</meta:printed-by>
    <meta:print-date>2006-09-07T10:33:03</meta:print-date>
    <dc:language>de-DE</dc:language>
    <meta:editing-cycles>1327</meta:editing-cycles>
    <meta:editing-duration>P16DT5H7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68" meta:word-count="582" meta:character-count="8148"/>
  </office:meta>
</office:document-meta>
</file>